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testmanager</text:p>
          </table:table-cell>
          <table:table-cell office:value-type="string" calcext:value-type="string">
            <text:p>CEI</text:p>
          </table:table-cell>
          <table:table-cell office:value-type="string" calcext:value-type="string">
            <text:p>modeltest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it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it2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it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it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it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0:57:42.152671033</meta:creation-date>
    <dc:date>2017-05-27T11:02:21.930362746</dc:date>
    <meta:editing-duration>PT4M40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